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OutInterceptor.handleMessage( Message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oapOutInterceptor.SoapOutInterceptor( SoapVersion soap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OutInterceptor.SoapOut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